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37" style:family="table-cell" style:parent-style-name="Default" style:data-style-name="N124"/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>
          <table:table-cell table:style-name="ce75"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7"/>
          <table:table-cell table:style-name="ce86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2-28" calcext:value-type="date">
            <text:p>28.02.2021</text:p>
          </table:table-cell>
          <table:table-cell table:style-name="ce86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88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88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9]-[.D9]+[.E8]" office:value-type="float" office:value="2000" calcext:value-type="float">
            <text:p>2.000,00</text:p>
          </table:table-cell>
          <table:table-cell table:style-name="Default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0]-[.D10]+[.E9]" office:value-type="float" office:value="4000" calcext:value-type="float">
            <text:p>4.0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1]-[.D11]+[.E10]" office:value-type="float" office:value="6000" calcext:value-type="float">
            <text:p>6.0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88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20000" calcext:value-type="float">
            <text:p>20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22000" calcext:value-type="float">
            <text:p>22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24000" calcext:value-type="float">
            <text:p>24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6000" calcext:value-type="float">
            <text:p>26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28000" calcext:value-type="float">
            <text:p>2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30000" calcext:value-type="float">
            <text:p>30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32000" calcext:value-type="float">
            <text:p>3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34000" calcext:value-type="float">
            <text:p>3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5"/>
          <table:table-cell table:number-columns-repeated="6"/>
        </table:table-row>
        <table:table-row table:style-name="ro1">
          <table:table-cell table:style-name="ce75"/>
          <table:table-cell table:style-name="ce80" office:value-type="string" calcext:value-type="string">
            <text:p>Toplamlar</text:p>
          </table:table-cell>
          <table:table-cell table:style-name="ce93" table:formula="of:=SUM([.C4:.C20])" office:value-type="float" office:value="38000" calcext:value-type="float">
            <text:p>38.000,00</text:p>
          </table:table-cell>
          <table:table-cell table:style-name="ce93" table:formula="of:=SUM([.D4:.D20])" office:value-type="float" office:value="4000" calcext:value-type="float">
            <text:p>4.000,00</text:p>
          </table:table-cell>
          <table:table-cell table:style-name="ce95" table:formula="of:=[.C21]-[.D21]" office:value-type="float" office:value="34000" calcext:value-type="float">
            <text:p>34.000,00</text:p>
          </table:table-cell>
          <table:table-cell table:style-name="ce93" table:formula="of:=SUM([.F4:.F20])" office:value-type="float" office:value="0" calcext:value-type="float">
            <text:p>0,00</text:p>
          </table:table-cell>
          <table:table-cell table:style-name="ce99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Default"/>
        </table:table-row>
        <table:table-row table:style-name="ro1">
          <table:table-cell table:style-name="ce75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4]" office:value-type="float" office:value="4000" calcext:value-type="float">
            <text:p>4.00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0" calcext:value-type="float">
            <text:p>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0" calcext:value-type="float">
            <text:p>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9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1000" calcext:value-type="float">
            <text:p>11.0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1000" calcext:value-type="float">
            <text:p>11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1000" calcext:value-type="float">
            <text:p>11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1000" calcext:value-type="float">
            <text:p>11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1000" calcext:value-type="float">
            <text:p>11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1000" calcext:value-type="float">
            <text:p>11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1000" calcext:value-type="float">
            <text:p>11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1000" calcext:value-type="float">
            <text:p>1.00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1000" calcext:value-type="float">
            <text:p>1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/aa/hes2020/Account/2021/21sny.ods'#$'10 Sny'.G17]" office:value-type="float" office:value="12568.8192" calcext:value-type="float">
            <text:p>12.568,82</text:p>
          </table:table-cell>
          <table:table-cell table:style-name="ce162"/>
          <table:table-cell table:style-name="ce164" table:formula="of:=[.F8]+[.D9]-[.E9]" office:value-type="float" office:value="-86439.9008" calcext:value-type="float">
            <text:p>-86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4000" calcext:value-type="float">
            <text:p>4.000,00</text:p>
          </table:table-cell>
          <table:table-cell table:style-name="ce162"/>
          <table:table-cell table:style-name="ce164" table:formula="of:=[.F9]+[.D10]-[.E10]" office:value-type="float" office:value="-82439.9008" calcext:value-type="float">
            <text:p>-82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00" calcext:value-type="float">
            <text:p>1.000,00</text:p>
          </table:table-cell>
          <table:table-cell table:style-name="ce162"/>
          <table:table-cell table:style-name="ce164" table:formula="of:=[.F10]+[.D11]-[.E11]" office:value-type="float" office:value="-81439.9008" calcext:value-type="float">
            <text:p>-81.439,9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/aa/hes2020/Account/2021/21sny.ods'#$'17sn Nzn'.E20]" office:value-type="float" office:value="-22465.2808" calcext:value-type="float">
            <text:p>-22.465,28</text:p>
          </table:table-cell>
          <table:table-cell table:style-name="ce164"/>
          <table:table-cell table:style-name="ce164" table:formula="of:=[.F11]+[.D12]-[.E12]" office:value-type="float" office:value="-103905.1816" calcext:value-type="float">
            <text:p>-103.905,1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3]+[.D14]-[.E14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4]+[.D15]-[.E15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5]+[.D16]-[.E16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6]+[.D17]-[.E17]" office:value-type="float" office:value="-104188.2316" calcext:value-type="float">
            <text:p>-104.188,23</text:p>
          </table:table-cell>
        </table:table-row>
        <table:table-row table:style-name="ro2" table:number-rows-repeated="7">
          <table:table-cell table:style-name="ce103"/>
          <table:table-cell table:number-columns-repeated="4"/>
          <table:table-cell table:style-name="ce164"/>
        </table:table-row>
        <table:table-row table:style-name="ro2">
          <table:table-cell table:style-name="ce103"/>
          <table:table-cell table:number-columns-repeated="4"/>
          <table:table-cell table:style-name="ce164" table:formula="of:=[.F17]+[.D25]-[.E25]" office:value-type="float" office:value="-104188.2316" calcext:value-type="float">
            <text:p>-104.188,23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104188.2316" calcext:value-type="float">
            <text:p>-104.188,23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7]+[.D28]-[.E28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8]+[.D29]-[.E29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9]+[.D30]-[.E30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0]+[.D31]-[.E31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1]+[.D32]-[.E32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2]+[.D33]-[.E33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3]+[.D34]-[.E34]" office:value-type="float" office:value="-104188.2316" calcext:value-type="float">
            <text:p>-104.188,23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4]+[.D35]-[.E35]" office:value-type="float" office:value="-104188.2316" calcext:value-type="float">
            <text:p>-104.188,23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ce37"/>
        <table:table-row table:style-name="ro1" table:number-rows-repeated="4">
          <table:table-cell table:number-columns-repeated="5"/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/>
          <table:table-cell office:value-type="float" office:value="600" calcext:value-type="float">
            <text:p>600,00</text:p>
          </table:table-cell>
          <table:table-cell table:formula="of:=[.E4]+[.C5]-[.D5]" office:value-type="float" office:value="-600" calcext:value-type="float">
            <text:p>-600,00</text:p>
          </table:table-cell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/>
          <table:table-cell office:value-type="float" office:value="1600" calcext:value-type="float">
            <text:p>1.600,00</text:p>
          </table:table-cell>
          <table:table-cell table:formula="of:=[.E5]+[.C6]-[.D6]" office:value-type="float" office:value="-2200" calcext:value-type="float">
            <text:p>-2.200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1" calcext:value-type="float">
            <text:p>1.001,00</text:p>
          </table:table-cell>
          <table:table-cell table:formula="of:=[.E6]+[.C7]-[.D7]" office:value-type="float" office:value="-3201" calcext:value-type="float">
            <text:p>-3.201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1" calcext:value-type="float">
            <text:p>1.001,00</text:p>
          </table:table-cell>
          <table:table-cell table:formula="of:=[.E7]+[.C8]-[.D8]" office:value-type="float" office:value="-4202" calcext:value-type="float">
            <text:p>-4.202,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/>
          <table:table-cell office:value-type="float" office:value="251.79" calcext:value-type="float">
            <text:p>251,79</text:p>
          </table:table-cell>
          <table:table-cell table:formula="of:=[.E8]+[.C9]-[.D9]" office:value-type="float" office:value="-4453.79" calcext:value-type="float">
            <text:p>-4.453,79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E9]+[.C10]-[.D10]" office:value-type="float" office:value="1546.21" calcext:value-type="float">
            <text:p>1.546,21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/>
          <table:table-cell office:value-type="float" office:value="1690" calcext:value-type="float">
            <text:p>1.690,00</text:p>
          </table:table-cell>
          <table:table-cell table:formula="of:=[.E10]+[.C11]-[.D11]" office:value-type="float" office:value="-143.79" calcext:value-type="float">
            <text:p>-143,7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11]+[.C12]-[.D12]" office:value-type="float" office:value="-143.79" calcext:value-type="float">
            <text:p>-143,79</text:p>
          </table:table-cell>
        </table:table-row>
        <table:table-row table:style-name="ro1">
          <table:table-cell table:style-name="ce103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/>
          <table:table-cell office:value-type="float" office:value="1192.8" calcext:value-type="float">
            <text:p>1.192,80</text:p>
          </table:table-cell>
          <table:table-cell table:formula="of:=[.E12]+[.C13]-[.D13]" office:value-type="float" office:value="-1336.59" calcext:value-type="float">
            <text:p>-1.336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2" calcext:value-type="float">
            <text:p>1.002,00</text:p>
          </table:table-cell>
          <table:table-cell table:formula="of:=[.E13]+[.C14]-[.D14]" office:value-type="float" office:value="-2338.59" calcext:value-type="float">
            <text:p>-2.338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2" calcext:value-type="float">
            <text:p>1.002,00</text:p>
          </table:table-cell>
          <table:table-cell table:formula="of:=[.E14]+[.C15]-[.D15]" office:value-type="float" office:value="-3340.59" calcext:value-type="float">
            <text:p>-3.340,59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E15]+[.C16]-[.D16]" office:value-type="float" office:value="-1340.59" calcext:value-type="float">
            <text:p>-1.340,5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16]+[.C17]-[.D17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E17]+[.C18]-[.D18]" office:value-type="float" office:value="409.41" calcext:value-type="float">
            <text:p>409,41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E18]+[.C19]-[.D19]" office:value-type="float" office:value="-1340.59" calcext:value-type="float">
            <text:p>-1.340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3" calcext:value-type="float">
            <text:p>1.003,00</text:p>
          </table:table-cell>
          <table:table-cell table:formula="of:=[.E19]+[.C20]-[.D20]" office:value-type="float" office:value="-2343.59" calcext:value-type="float">
            <text:p>-2.343,59</text:p>
          </table:table-cell>
        </table:table-row>
        <table:table-row table:style-name="ro1">
          <table:table-cell table:style-name="ce103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3" calcext:value-type="float">
            <text:p>1.003,00</text:p>
          </table:table-cell>
          <table:table-cell table:formula="of:=[.E20]+[.C21]-[.D21]" office:value-type="float" office:value="-3346.59" calcext:value-type="float">
            <text:p>-3.346,59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E21]+[.C22]-[.D22]" office:value-type="float" office:value="-1346.59" calcext:value-type="float">
            <text:p>-1.346,59</text:p>
          </table:table-cell>
        </table:table-row>
        <table:table-row table:style-name="ro1">
          <table:table-cell table:style-name="ce103"/>
          <table:table-cell table:number-columns-repeated="3"/>
          <table:table-cell table:formula="of:=[.E22]+[.C23]-[.D23]" office:value-type="float" office:value="-1346.59" calcext:value-type="float">
            <text:p>-1.346,59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E23]+[.C24]-[.D24]" office:value-type="float" office:value="4653.41" calcext:value-type="float">
            <text:p>4.653,41</text:p>
          </table:table-cell>
        </table:table-row>
        <table:table-row table:style-name="ro1">
          <table:table-cell table:style-name="ce103"/>
          <table:table-cell office:value-type="string" calcext:value-type="string">
            <text:p>umuttan benim hesaba 3500</text:p>
          </table:table-cell>
          <table:table-cell table:number-columns-repeated="2"/>
          <table:table-cell table:formula="of:=[.E24]+[.C25]-[.D25]" office:value-type="float" office:value="4653.41" calcext:value-type="float">
            <text:p>4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E25]+[.C26]-[.D26]" office:value-type="float" office:value="3653.41" calcext:value-type="float">
            <text:p>3.653,41</text:p>
          </table:table-cell>
        </table:table-row>
        <table:table-row table:style-name="ro1">
          <table:table-cell table:style-name="ce103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E26]+[.C27]-[.D27]" office:value-type="float" office:value="2153.41" calcext:value-type="float">
            <text:p>2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E27]+[.C28]-[.D28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/>
          <table:table-cell office:value-type="float" office:value="300" calcext:value-type="float">
            <text:p>300,00</text:p>
          </table:table-cell>
          <table:table-cell table:formula="of:=[.E28]+[.C29]-[.D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 office:value-type="float" office:value="300" calcext:value-type="float">
            <text:p>300,00</text:p>
          </table:table-cell>
          <table:table-cell/>
          <table:table-cell table:formula="of:=[.E29]+[.C30]-[.D30]" office:value-type="float" office:value="5153.41" calcext:value-type="float">
            <text:p>5.1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yıkamacı aliden kira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E30]+[.C31]-[.D31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E31]+[.C32]-[.D32]" office:value-type="float" office:value="20503.41" calcext:value-type="float">
            <text:p>20.503,41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ciğerci cesur kira aliye nakit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E32]+[.C33]-[.D33]" office:value-type="float" office:value="19653.41" calcext:value-type="float">
            <text:p>19.653,41</text:p>
          </table:table-cell>
        </table:table-row>
        <table:table-row table:style-name="ro1">
          <table:table-cell table:style-name="ce103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E33]+[.C34]-[.D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table:number-columns-repeated="3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ciğerci cesur kira <text:s text:c="6"/>850</text:p>
          </table:table-cell>
          <table:table-cell table:number-columns-repeated="3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övmeci seyfo kira <text:s text:c="2"/>1200</text:p>
          </table:table-cell>
          <table:table-cell table:number-columns-repeated="3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Doğuş Kira <text:s text:c="15"/>2000</text:p>
          </table:table-cell>
          <table:table-cell table:number-columns-repeated="3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hurdacı kira <text:s text:c="14"/>6000</text:p>
          </table:table-cell>
          <table:table-cell table:number-columns-repeated="3"/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13"/>3000 <text:s/>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'file:///home/m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>
            <text:p/>
          </table:table-cell>
        </table:table-row>
      </table:table>
      <table:table table:name="'file:///home/m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12568.8192">
            <text:p>12568.8192</text:p>
          </table:table-cell>
        </table:table-row>
      </table:table>
      <table:table table:name="'file:///home/m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4:58:33.87638085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5-17T17:04:14.799081675</dc:date>
    <meta:editing-duration>P1DT2H47M4S</meta:editing-duration>
    <meta:editing-cycles>129</meta:editing-cycles>
    <meta:generator>LibreOffice/7.0.5.2$Linux_X86_64 LibreOffice_project/00$Build-2</meta:generator>
    <meta:print-date>2021-02-17T09:54:59.544044870</meta:print-date>
    <meta:document-statistic meta:table-count="4" meta:cell-count="354" meta:object-count="0"/>
  </office:meta>
</office:document-meta>
</file>